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10000000125C9DC80.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821cm" fo:margin-left="-0.053cm" table:align="left" style:writing-mode="lr-tb"/>
    </style:style>
    <style:style style:name="Table1.A" style:family="table-column">
      <style:table-column-properties style:column-width="1.85cm"/>
    </style:style>
    <style:style style:name="Table1.B" style:family="table-column">
      <style:table-column-properties style:column-width="3.969cm"/>
    </style:style>
    <style:style style:name="Table1.1" style:family="table-row">
      <style:table-row-properties style:keep-together="true" fo:keep-together="auto"/>
    </style:style>
    <style:style style:name="Table1.A1" style:family="table-cell">
      <style:table-cell-properties style:vertical-align="middle" fo:background-color="#f1f1f1" fo:padding="0.053cm" fo:border-left="0.009cm solid #999999" fo:border-right="none" fo:border-top="0.009cm solid #999999" fo:border-bottom="none">
        <style:background-image/>
      </style:table-cell-properties>
    </style:style>
    <style:style style:name="Table1.B1" style:family="table-cell">
      <style:table-cell-properties style:vertical-align="middle" fo:background-color="#ffffff" fo:padding="0.053cm" fo:border-left="0.009cm solid #999999" fo:border-right="0.009cm solid #999999" fo:border-top="0.009cm solid #999999" fo:border-bottom="none">
        <style:background-image/>
      </style:table-cell-properties>
    </style:style>
    <style:style style:name="Table1.A7" style:family="table-cell">
      <style:table-cell-properties style:vertical-align="middle" fo:padding="0.053cm" fo:border-left="none" fo:border-right="none" fo:border-top="0.009cm solid #999999" fo:border-bottom="none"/>
    </style:style>
    <style:style style:name="Table2" style:family="table">
      <style:table-properties style:width="19.701cm" fo:margin-left="-0.053cm" table:align="left" style:writing-mode="lr-tb"/>
    </style:style>
    <style:style style:name="Table2.A" style:family="table-column">
      <style:table-column-properties style:column-width="1.319cm"/>
    </style:style>
    <style:style style:name="Table2.B" style:family="table-column">
      <style:table-column-properties style:column-width="8.53cm"/>
    </style:style>
    <style:style style:name="Table2.C" style:family="table-column">
      <style:table-column-properties style:column-width="9.85cm"/>
    </style:style>
    <style:style style:name="Table2.A1" style:family="table-cell">
      <style:table-cell-properties style:vertical-align="middle" fo:background-color="#f1f1f1" fo:padding="0.053cm" fo:border-left="0.009cm solid #999999" fo:border-right="none" fo:border-top="0.009cm solid #999999" fo:border-bottom="none">
        <style:background-image/>
      </style:table-cell-properties>
    </style:style>
    <style:style style:name="Table2.C1" style:family="table-cell">
      <style:table-cell-properties style:vertical-align="middle" fo:background-color="#ffffff" fo:padding="0.053cm" fo:border-left="0.009cm solid #999999" fo:border-right="0.009cm solid #999999" fo:border-top="0.009cm solid #999999" fo:border-bottom="none">
        <style:background-image/>
      </style:table-cell-properties>
    </style:style>
    <style:style style:name="Table2.2" style:family="table-row">
      <style:table-row-properties style:keep-together="true" fo:keep-together="auto"/>
    </style:style>
    <style:style style:name="Table3" style:family="table">
      <style:table-properties style:width="19.974cm" fo:margin-left="0cm" table:align="left" fo:background-color="#c6c6c6" style:writing-mode="lr-tb">
        <style:background-image/>
      </style:table-properties>
    </style:style>
    <style:style style:name="Table3.A" style:family="table-column">
      <style:table-column-properties style:column-width="0.131cm"/>
    </style:style>
    <style:style style:name="Table3.B" style:family="table-column">
      <style:table-column-properties style:column-width="18.919cm"/>
    </style:style>
    <style:style style:name="Table3.C" style:family="table-column">
      <style:table-column-properties style:column-width="0.79cm"/>
    </style:style>
    <style:style style:name="Table3.D" style:family="table-column">
      <style:table-column-properties style:column-width="0.134cm"/>
    </style:style>
    <style:style style:name="Table3.1" style:family="table-row">
      <style:table-row-properties style:min-row-height="0.132cm" style:keep-together="true" fo:keep-together="auto"/>
    </style:style>
    <style:style style:name="Table3.A1" style:family="table-cell">
      <style:table-cell-properties style:vertical-align="middle" fo:background-color="#c6c6c6" fo:padding="0cm" fo:border="none">
        <style:background-image/>
      </style:table-cell-properties>
    </style:style>
    <style:style style:name="Table3.3" style:family="table-row">
      <style:table-row-properties style:keep-together="true" fo:keep-together="auto"/>
    </style:style>
    <style:style style:name="Table4" style:family="table" style:master-page-name="">
      <style:table-properties style:width="19.976cm" fo:margin-left="0cm" style:page-number="0" table:align="left" fo:background-color="#ffffff" style:writing-mode="lr-tb">
        <style:background-image/>
      </style:table-properties>
    </style:style>
    <style:style style:name="Table4.A" style:family="table-column">
      <style:table-column-properties style:column-width="3.041cm"/>
    </style:style>
    <style:style style:name="Table4.B" style:family="table-column">
      <style:table-column-properties style:column-width="16.933cm"/>
    </style:style>
    <style:style style:name="Table4.1" style:family="table-row">
      <style:table-row-properties style:keep-together="true" fo:keep-together="auto"/>
    </style:style>
    <style:style style:name="Table4.A1" style:family="table-cell">
      <style:table-cell-properties style:vertical-align="middle" fo:background-color="#ffffff" fo:padding="0cm" fo:border="none">
        <style:background-image/>
      </style:table-cell-properties>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center" style:justify-single-word="false"/>
    </style:style>
    <style:style style:name="P3" style:family="paragraph" style:parent-style-name="Standard">
      <style:paragraph-properties fo:margin-top="0cm" fo:margin-bottom="0cm" fo:line-height="100%"/>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cm" fo:margin-bottom="0cm" fo:line-height="100%"/>
      <style:text-properties style:font-name="Times New Roman" fo:font-size="4pt" style:font-name-asian="Times New Roman1" style:font-size-asian="4pt" style:font-name-complex="Times New Roman1" style:font-size-complex="12pt"/>
    </style:style>
    <style:style style:name="P5" style:family="paragraph" style:parent-style-name="Standard">
      <style:paragraph-properties fo:margin-top="0cm" fo:margin-bottom="0cm" fo:line-height="100%"/>
      <style:text-properties style:font-name="Times New Roman" fo:font-size="9pt" style:font-name-asian="Times New Roman1" style:font-size-asian="9pt" style:font-name-complex="Times New Roman1" style:font-size-complex="9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master-page-name="Standard">
      <style:paragraph-properties fo:margin-top="0cm" fo:margin-bottom="0cm" fo:line-height="100%" style:page-number="auto"/>
      <style:text-properties style:font-name="Times New Roman" fo:font-size="12pt" style:font-name-asian="Times New Roman1" style:font-size-asian="12pt" style:font-name-complex="Times New Roman1" style:font-size-complex="12pt" text:display="none"/>
    </style:style>
    <style:style style:name="P8" style:family="paragraph" style:parent-style-name="Standard" style:list-style-name="WWNum1">
      <style:paragraph-properties fo:margin-top="0.049cm" fo:margin-bottom="0.049cm" fo:line-height="100%"/>
    </style:style>
    <style:style style:name="P9" style:family="paragraph" style:parent-style-name="Standard">
      <style:paragraph-properties fo:margin-top="0.049cm" fo:margin-bottom="0.049cm" fo:line-height="100%"/>
      <style:text-properties fo:font-size="9pt" style:font-size-asian="9pt" style:font-size-complex="9pt"/>
    </style:style>
    <style:style style:name="P10" style:family="paragraph" style:parent-style-name="Standard" style:list-style-name="WWNum1">
      <style:paragraph-properties fo:margin-top="0.049cm" fo:margin-bottom="0.049cm" fo:line-height="100%"/>
      <style:text-properties fo:font-size="9pt" style:font-size-asian="9pt" style:font-size-complex="9pt"/>
    </style:style>
    <style:style style:name="P11" style:family="paragraph" style:parent-style-name="Standard" style:list-style-name="WWNum1">
      <style:paragraph-properties fo:margin-top="0.049cm" fo:margin-bottom="0.423cm" fo:line-height="100%"/>
      <style:text-properties fo:font-size="9pt" style:font-size-asian="9pt" style:font-size-complex="9pt"/>
    </style:style>
    <style:style style:name="P12" style:family="paragraph">
      <style:paragraph-properties fo:text-align="center"/>
      <style:text-properties fo:font-size="18pt"/>
    </style:style>
    <style:style style:name="T1" style:family="text">
      <style:text-properties fo:color="#000000" style:font-name="Tahoma" fo:font-size="4pt" style:font-name-asian="Times New Roman1" style:font-size-asian="4pt" style:font-name-complex="Tahoma1" style:font-size-complex="4pt"/>
    </style:style>
    <style:style style:name="T2" style:family="text">
      <style:text-properties fo:color="#000000" style:font-name="Tahoma" fo:font-size="4pt" fo:font-weight="bold" style:font-name-asian="Times New Roman1" style:font-size-asian="4pt" style:font-weight-asian="bold" style:font-name-complex="Tahoma1" style:font-size-complex="4pt" style:font-weight-complex="bold"/>
    </style:style>
    <style:style style:name="T3" style:family="text">
      <style:text-properties fo:color="#000000" style:font-name="Tahoma" fo:font-size="4pt" fo:font-weight="bold" style:font-name-asian="Times New Roman1" style:font-size-asian="4pt" style:font-weight-asian="bold" style:font-name-complex="Tahoma1" style:font-weight-complex="bold"/>
    </style:style>
    <style:style style:name="T4" style:family="text">
      <style:text-properties fo:color="#000000" style:font-name="Tahoma" fo:font-size="4pt" style:text-underline-style="solid" style:text-underline-width="auto" style:text-underline-color="font-color" fo:font-weight="bold" style:font-name-asian="Times New Roman1" style:font-size-asian="4pt" style:font-weight-asian="bold" style:font-name-complex="Tahoma1" style:font-weight-complex="bold"/>
    </style:style>
    <style:style style:name="T5" style:family="text">
      <style:text-properties fo:color="#000000" style:font-name="Tahoma" style:font-name-asian="Times New Roman1" style:font-name-complex="Tahoma1"/>
    </style:style>
    <style:style style:name="T6" style:family="text">
      <style:text-properties fo:color="#000000" style:font-name="Tahoma" fo:font-weight="bold" style:font-name-asian="Times New Roman1" style:font-weight-asian="bold" style:font-name-complex="Tahoma1" style:font-weight-complex="bold"/>
    </style:style>
    <style:style style:name="T7" style:family="text">
      <style:text-properties fo:color="#000000" style:font-name="Tahoma" style:text-underline-style="solid" style:text-underline-width="auto" style:text-underline-color="font-color" fo:font-weight="bold" style:font-name-asian="Times New Roman1" style:font-weight-asian="bold" style:font-name-complex="Tahoma1" style:font-weight-complex="bold"/>
    </style:style>
    <style:style style:name="T8" style:family="text">
      <style:text-properties fo:color="#000000" style:font-name="Tahoma" fo:font-size="14pt" style:font-name-asian="Times New Roman1" style:font-size-asian="14pt" style:font-name-complex="Tahoma1" style:font-size-complex="14pt"/>
    </style:style>
    <style:style style:name="T9" style:family="text">
      <style:text-properties fo:color="#000000" style:font-name="Tahoma" fo:font-size="14pt" fo:font-weight="bold" style:font-name-asian="Times New Roman1" style:font-size-asian="14pt" style:font-weight-asian="bold" style:font-name-complex="Tahoma1" style:font-size-complex="14pt" style:font-weight-complex="bold"/>
    </style:style>
    <style:style style:name="T10" style:family="text">
      <style:text-properties fo:color="#000000" style:font-name="Tahoma" fo:font-size="9pt" style:font-name-asian="Times New Roman1" style:font-size-asian="9pt" style:font-name-complex="Tahoma1" style:font-size-complex="9pt"/>
    </style:style>
    <style:style style:name="T11" style:family="text">
      <style:text-properties fo:color="#000000" style:font-name="Tahoma" fo:font-size="9pt" fo:font-weight="bold" style:font-name-asian="Times New Roman1" style:font-size-asian="9pt" style:font-weight-asian="bold" style:font-name-complex="Tahoma1" style:font-size-complex="9pt" style:font-weight-complex="bold"/>
    </style:style>
    <style:style style:name="T12" style:family="text">
      <style:text-properties fo:color="#000000" style:font-name="Courier New" fo:font-size="4pt" style:font-name-asian="Times New Roman1" style:font-size-asian="4pt" style:font-name-complex="Courier New1" style:font-size-complex="4pt"/>
    </style:style>
    <style:style style:name="T13" style:family="text">
      <style:text-properties fo:color="#000000" style:font-name="Courier New" style:font-name-asian="Times New Roman1" style:font-name-complex="Courier New1"/>
    </style:style>
    <style:style style:name="T14" style:family="text">
      <style:text-properties style:font-name="Tahoma" fo:font-size="12pt" style:font-name-asian="Times New Roman1" style:font-size-asian="12pt" style:font-name-complex="Tahoma1" style:font-size-complex="12pt"/>
    </style:style>
    <style:style style:name="T15" style:family="text">
      <style:text-properties style:font-name="Times New Roman" fo:font-size="12pt" style:font-name-asian="Times New Roman1" style:font-size-asian="12pt" style:font-name-complex="Times New Roman1" style:font-size-complex="12pt"/>
    </style:style>
    <style:style style:name="T16" style:family="text">
      <style:text-properties fo:color="#0000ff" style:font-name="Tahoma" fo:font-size="4pt" style:text-underline-style="solid" style:text-underline-width="auto" style:text-underline-color="font-color" style:font-name-asian="Times New Roman1" style:font-size-asian="4pt" style:font-name-complex="Tahoma1"/>
    </style:style>
    <style:style style:name="T17" style:family="text">
      <style:text-properties fo:color="#0000ff" style:font-name="Tahoma" style:text-underline-style="solid" style:text-underline-width="auto" style:text-underline-color="font-color" style:font-name-asian="Times New Roman1" style:font-name-complex="Tahoma1"/>
    </style:style>
    <style:style style:name="T18" style:family="text">
      <style:text-properties fo:color="#0000ff" style:font-name="Tahoma" fo:font-size="14pt" style:text-underline-style="solid" style:text-underline-width="auto" style:text-underline-color="font-color" style:font-name-asian="Times New Roman1" style:font-size-asian="14pt" style:font-name-complex="Tahoma1" style:font-size-complex="14pt"/>
    </style:style>
    <style:style style:name="T19" style:family="text">
      <style:text-properties fo:color="#0000ff" style:font-name="Tahoma" fo:font-size="9pt" style:text-underline-style="solid" style:text-underline-width="auto" style:text-underline-color="font-color" style:font-name-asian="Times New Roman1" style:font-size-asian="9pt" style:font-name-complex="Tahoma1" style:font-size-complex="9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5" draw:style-name="gr1" draw:text-style-name="P12" svg:width="0.528cm" svg:height="0.029cm" svg:x="0cm" svg:y="0cm">
        <draw:image xlink:href="Pictures/10000200000000010000000125C9DC80.gif" xlink:type="simple" xlink:show="embed" xlink:actuate="onLoad">
          <text:p/>
        </draw:image>
      </draw:frame>
      <table:table table:name="Table1" table:style-name="Table1">
        <table:table-column table:style-name="Table1.A"/>
        <table:table-column table:style-name="Table1.B"/>
        <table:table-row table:style-name="Table1.1">
          <table:table-cell table:style-name="Table1.A1" office:value-type="string">
            <text:p text:style-name="P1"><text:bookmark text:name="_GoBack"/><text:span text:style-name="T1">ID: </text:span></text:p>
          </table:table-cell>
          <table:table-cell table:style-name="Table1.B1" office:value-type="string">
            <text:p text:style-name="P1"><text:span text:style-name="T1">emc261639</text:span></text:p>
          </table:table-cell>
        </table:table-row>
        <table:table-row table:style-name="Table1.1">
          <table:table-cell table:style-name="Table1.A1" office:value-type="string">
            <text:p text:style-name="P1"><text:span text:style-name="T1">Usage: </text:span></text:p>
          </table:table-cell>
          <table:table-cell table:style-name="Table1.B1" office:value-type="string">
            <text:p text:style-name="P1"><text:span text:style-name="T1">20</text:span></text:p>
          </table:table-cell>
        </table:table-row>
        <table:table-row table:style-name="Table1.1">
          <table:table-cell table:style-name="Table1.A1" office:value-type="string">
            <text:p text:style-name="P1"><text:span text:style-name="T1">Date Created: </text:span></text:p>
          </table:table-cell>
          <table:table-cell table:style-name="Table1.B1" office:value-type="string">
            <text:p text:style-name="P1"><text:span text:style-name="T1">02/08/2011</text:span></text:p>
          </table:table-cell>
        </table:table-row>
        <table:table-row table:style-name="Table1.1">
          <table:table-cell table:style-name="Table1.A1" office:value-type="string">
            <text:p text:style-name="P1"><text:span text:style-name="T1">Last Modified: </text:span></text:p>
          </table:table-cell>
          <table:table-cell table:style-name="Table1.B1" office:value-type="string">
            <text:p text:style-name="P1"><text:span text:style-name="T1">11/22/2011</text:span></text:p>
          </table:table-cell>
        </table:table-row>
        <table:table-row table:style-name="Table1.1">
          <table:table-cell table:style-name="Table1.A1" office:value-type="string">
            <text:p text:style-name="P1"><text:span text:style-name="T1">STATUS: </text:span></text:p>
          </table:table-cell>
          <table:table-cell table:style-name="Table1.B1" office:value-type="string">
            <text:p text:style-name="P1"><text:span text:style-name="T1">Approved</text:span></text:p>
          </table:table-cell>
        </table:table-row>
        <table:table-row table:style-name="Table1.1">
          <table:table-cell table:style-name="Table1.A1" office:value-type="string">
            <text:p text:style-name="P1"><text:span text:style-name="T1">Audience: </text:span></text:p>
          </table:table-cell>
          <table:table-cell table:style-name="Table1.B1" office:value-type="string">
            <text:p text:style-name="P1"><text:span text:style-name="T1">Support</text:span></text:p>
          </table:table-cell>
        </table:table-row>
        <table:table-row table:style-name="Table1.1">
          <table:table-cell table:style-name="Table1.A7" office:value-type="string">
            <text:p text:style-name="P1"><text:span text:style-name="T14"> </text:span></text:p>
          </table:table-cell>
          <table:table-cell table:style-name="Table1.A7" office:value-type="string">
            <text:p text:style-name="P1"><text:span text:style-name="T14"> </text:span></text:p>
          </table:table-cell>
        </table:table-row>
      </table:table>
      <text:p text:style-name="P7"/>
      <table:table table:name="Table4" table:style-name="Table4">
        <table:table-column table:style-name="Table4.A"/>
        <table:table-column table:style-name="Table4.B"/>
        <table:table-row table:style-name="Table4.1">
          <table:table-cell table:style-name="Table4.A1" office:value-type="string">
            <text:p text:style-name="P2"><text:span text:style-name="T2">Knowledgebase Solution</text:span></text:p>
          </table:table-cell>
          <table:table-cell table:style-name="Table4.A1" office:value-type="string">
            <text:p text:style-name="P1"><text:span text:style-name="T15"> </text:span></text:p>
          </table:table-cell>
        </table:table-row>
        <table:table-row table:style-name="Table4.1">
          <table:table-cell table:style-name="Table4.A1" table:number-columns-spanned="2" office:value-type="string">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
                </table:table-cell>
                <table:table-cell table:style-name="Table3.A1" table:number-columns-spanned="2" office:value-type="string">
                  <text:p text:style-name="P4"/>
                </table:table-cell>
                <table:covered-table-cell/>
                <table:table-cell table:style-name="Table3.A1" office:value-type="string">
                  <text:p text:style-name="P4"/>
                </table:table-cell>
              </table:table-row>
              <table:table-row>
                <table:table-cell table:style-name="Table3.A1" office:value-type="string">
                  <text:p text:style-name="P5"/>
                </table:table-cell>
                <table:table-cell table:style-name="Table3.A1" office:value-type="string">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6"><text:span text:style-name="T5">Question: </text:span></text:p>
                      </table:table-cell>
                      <table:covered-table-cell/>
                      <table:table-cell table:style-name="Table2.C1" office:value-type="string">
                        <text:p text:style-name="P6"><text:span text:style-name="T5">How to reset the VNX for File/Unified system back to a state where the VNX Installation Assistant can be rerun</text:span></text:p>
                      </table:table-cell>
                    </table:table-row>
                    <table:table-row table:style-name="Table2.2">
                      <table:table-cell table:style-name="Table2.A1" office:value-type="string">
                        <text:p text:style-name="P6"><text:span text:style-name="T5">Environment: </text:span></text:p>
                      </table:table-cell>
                      <table:table-cell table:style-name="Table2.C1" table:number-columns-spanned="2" office:value-type="string">
                        <text:p text:style-name="P6"><text:span text:style-name="T5">EMC SW: VNX Operating Environment (OE) for File version 7.0</text:span></text:p>
                      </table:table-cell>
                      <table:covered-table-cell/>
                    </table:table-row>
                    <table:table-row table:style-name="Table2.2">
                      <table:table-cell table:style-name="Table2.A1" office:value-type="string">
                        <text:p text:style-name="P6"><text:span text:style-name="T5">Environment: </text:span></text:p>
                      </table:table-cell>
                      <table:table-cell table:style-name="Table2.C1" table:number-columns-spanned="2" office:value-type="string">
                        <text:p text:style-name="P6"><text:span text:style-name="T5">Product: VNX5300</text:span></text:p>
                      </table:table-cell>
                      <table:covered-table-cell/>
                    </table:table-row>
                    <table:table-row table:style-name="Table2.2">
                      <table:table-cell table:style-name="Table2.A1" office:value-type="string">
                        <text:p text:style-name="P6"><text:span text:style-name="T5">Environment: </text:span></text:p>
                      </table:table-cell>
                      <table:table-cell table:style-name="Table2.C1" table:number-columns-spanned="2" office:value-type="string">
                        <text:p text:style-name="P6"><text:span text:style-name="T5">Product: VNX5500</text:span></text:p>
                      </table:table-cell>
                      <table:covered-table-cell/>
                    </table:table-row>
                    <table:table-row table:style-name="Table2.2">
                      <table:table-cell table:style-name="Table2.A1" office:value-type="string">
                        <text:p text:style-name="P6"><text:span text:style-name="T5">Environment: </text:span></text:p>
                      </table:table-cell>
                      <table:table-cell table:style-name="Table2.C1" table:number-columns-spanned="2" office:value-type="string">
                        <text:p text:style-name="P6"><text:span text:style-name="T5">Product: VNX5700</text:span></text:p>
                      </table:table-cell>
                      <table:covered-table-cell/>
                    </table:table-row>
                    <table:table-row table:style-name="Table2.2">
                      <table:table-cell table:style-name="Table2.A1" office:value-type="string">
                        <text:p text:style-name="P6"><text:span text:style-name="T5">Environment: </text:span></text:p>
                      </table:table-cell>
                      <table:table-cell table:style-name="Table2.C1" table:number-columns-spanned="2" office:value-type="string">
                        <text:p text:style-name="P6"><text:span text:style-name="T5">Product: VNX7500</text:span></text:p>
                      </table:table-cell>
                      <table:covered-table-cell/>
                    </table:table-row>
                    <table:table-row table:style-name="Table2.2">
                      <table:table-cell table:style-name="Table2.A1" office:value-type="string">
                        <text:p text:style-name="P6"><text:span text:style-name="T5">Environment: </text:span></text:p>
                      </table:table-cell>
                      <table:table-cell table:style-name="Table2.C1" table:number-columns-spanned="2" office:value-type="string">
                        <text:p text:style-name="P6"><text:span text:style-name="T5">Feature: VNX Installation Assistant (VIA)</text:span></text:p>
                      </table:table-cell>
                      <table:covered-table-cell/>
                    </table:table-row>
                    <table:table-row table:style-name="Table2.2">
                      <table:table-cell table:style-name="Table2.A1" office:value-type="string">
                        <text:p text:style-name="P6"><text:span text:style-name="T5">Problem: </text:span></text:p>
                      </table:table-cell>
                      <table:table-cell table:style-name="Table2.C1" table:number-columns-spanned="2" office:value-type="string">
                        <text:p text:style-name="P6"><text:span text:style-name="T5">Want to rerun the re-initialization of the VNX File/Unified, but cannot reset it.</text:span></text:p>
                      </table:table-cell>
                      <table:covered-table-cell/>
                    </table:table-row>
                    <table:table-row table:style-name="Table2.2">
                      <table:table-cell table:style-name="Table2.A1" office:value-type="string">
                        <text:p text:style-name="P6"><text:span text:style-name="T5">Problem: </text:span></text:p>
                      </table:table-cell>
                      <table:table-cell table:style-name="Table2.C1" table:number-columns-spanned="2" office:value-type="string">
                        <text:p text:style-name="P6"><text:span text:style-name="T5">VIA Cable Check failure when going from Dual CS to a Single CS reset:<text:line-break/><text:line-break/>Cable check failed.<text:line-break/><text:line-break/>X  Control Station 1 MGMT A    detail....<text:line-break/>Severity:  Error<text:line-break/>Message:  Secondary Control Station is unreachable on primary network.<text:line-break/>Event Code:  15301279749</text:span></text:p>
                      </table:table-cell>
                      <table:covered-table-cell/>
                    </table:table-row>
                    <table:table-row table:style-name="Table2.2">
                      <table:table-cell table:style-name="Table2.A1" office:value-type="string">
                        <text:p text:style-name="P6"><text:span text:style-name="T5">Problem: </text:span></text:p>
                      </table:table-cell>
                      <table:table-cell table:style-name="Table2.C1" table:number-columns-spanned="2" office:value-type="string">
                        <text:p text:style-name="P6"><text:span text:style-name="T5">startup_wiz.log entries for VIA Cable Check failure when going from Dual CS to a Single CS reset:<text:line-break/><text:line-break/>INFO  2011-11-22 11:33:24,968 [com.emc.celerra.startup.healthcheck.screens.WizHealthCheckForm]: Status Control Station 1 MGMT A is: Err 1003001003<text:line-break/>INFO  2011-11-22 11:33:49,453 [com.emc.celerra.startup.healthcheck.screens.WizHealthCheckForm]: Error code is 1003001003</text:span></text:p>
                      </table:table-cell>
                      <table:covered-table-cell/>
                    </table:table-row>
                    <table:table-row table:style-name="Table2.2">
                      <table:table-cell table:style-name="Table2.A1" office:value-type="string">
                        <text:p text:style-name="P6"><text:span text:style-name="T5">Root Cause: </text:span></text:p>
                      </table:table-cell>
                      <table:table-cell table:style-name="Table2.C1" table:number-columns-spanned="2" office:value-type="string">
                        <text:p text:style-name="P6"><text:span text:style-name="T5">This solution outlines a methodology for putting the VNX for File/Unified system back to a state where the VNX Installation Assistant can be rerun to initialize the system.  For those who are familiar with the Celerra products that use the CSA, the reset process described below is very similar to previous product releases.  One key difference here is that the reset process takes into account systems that are using Dual Control Stations.</text:span></text:p>
                      </table:table-cell>
                      <table:covered-table-cell/>
                    </table:table-row>
                    <table:table-row table:style-name="Table2.2">
                      <table:table-cell table:style-name="Table2.A1" office:value-type="string">
                        <text:p text:style-name="P6"><text:span text:style-name="T5">Fix: </text:span></text:p>
                      </table:table-cell>
                      <table:table-cell table:style-name="Table2.C1" table:number-columns-spanned="2" office:value-type="string">
                        <text:p text:style-name="P9"><text:span text:style-name="T5">Use the following procedure to set the Unified/File system back to a state where the Control Station(s) and Storage Processor (SP) IP addresses can be re-initialized using the VNX Installation Assistant:</text:span></text:p>
                        <text:list xml:id="list30216650" text:style-name="WWNum1">
                          <text:list-item>
                            <text:p text:style-name="P10"><text:span text:style-name="T5">Establish a serial cable connection between your Windows client and the Primary Control Station's serial console port, then use Putty to connect:<text:line-break/><text:line-break/>a)  Select the Serial radial button under Basic Options, then the Serial setting at the bottom of the "Category" tree, then use the following settings:<text:line-break/>  <text:line-break/>     </text:span><text:span text:style-name="T13">Enter COM1 or COM2 [depends on your Client system]<text:line-break/>     Speed:        19200<text:line-break/>     Data bits:    8<text:line-break/>     Stop bits:    1<text:line-break/>     Parity:       None<text:line-break/>     Flow Control: None<text:line-break/></text:span><text:span text:style-name="T5"><text:line-break/>b)  Log in to the Control Station as user "nasadmin," then su to root user.<text:line-break/><text:line-break/>Note:  For dual Control Station systems, you can elect to shutdown CS1, unplug its power cable, and complete the VIA reset &amp; initialization process using only CS0, then add CS1 to the configuration using the  "Add Secondary Control </text:span><text:soft-page-break/><text:span text:style-name="T5">Station" procedure, or, follow the steps outlined below to prepare the dual Control Station system for the VIA initialization process.<text:line-break/><text:line-break/>c)  Identify and record the MAC address for CS0 [and CS1 if applicable] for interface "eth3", by reading the label on the Control Station(s), or running the following command:<text:line-break/></text:span><text:span text:style-name="T6"><text:line-break/></text:span><text:span text:style-name="T6"># /sbin/ifconfig eth3</text:span><text:span text:style-name="T6"><text:line-break/></text:span><text:span text:style-name="T5">eth3      Link encap:Ethernet  HWaddr 00:1B:21:76:C1:60   --&gt;MAC Address--useful when running the VNX Installation Assistant to identify the correct system<text:line-break/>  </text:span></text:p>
                          </text:list-item>
                          <text:list-item>
                            <text:p text:style-name="P10"><text:span text:style-name="T5">If applicable, remove the Proxy ARP configuration on CS0 in order to restore the SP IP addresses back to their factory defaults:  SPA--128.221.252.200 SPB--128.221.253.201<text:line-break/>Note:  If the VIA Initialization process did not complete the Pre-Configuration apply changes phase, the Proxy ARP service is most likely not configured, and the SPs still have their default factory IP address settings. <text:line-break/><text:line-break/>a)  If the following command output shows "Not configured", then you do not need to run the clariion_mgmt -stop command and can proceed with Step 3.<text:line-break/><text:line-break/></text:span><text:span text:style-name="T6"># /nasmcd/sbin/clariion_mgmt -info</text:span><text:span text:style-name="T6"><text:line-break/></text:span><text:span text:style-name="T5">Error 12: Not configured<text:line-break/><text:line-break/>b)  If Proxy ARP is configured, run the following command to unconfigure the service and restore the SP IPs to the default addresses:<text:line-break/><text:line-break/></text:span><text:span text:style-name="T6"># /nasmcd/sbin/clariion_mgmt -stop</text:span><text:span text:style-name="T6"><text:line-break/></text:span><text:span text:style-name="T13">Checking if running as root...yes<text:line-break/>Checking if model is supported...yes<text:line-break/>Checking for integrated system...yes<text:line-break/>Checking if interface eth3 is configured...yes<text:line-break/>Checking if SP (10.241.168.206) is up...yes<text:line-break/>Checking if SP (10.241.168.207) is up...yes<text:line-break/>Step 1/12 [28185788417]: Changing SPA IP address.<text:line-break/>Changing SPA IP from 10.241.168.206 to 128.221.252.200 (subnetmask 255.255.255.0, gateway 128.221.252.104)<text:line-break/>Step 2/12 [28185788421]: Waiting for SPA to restart.<text:line-break/>Waiting for SPA to go down.....done (19 secs)<text:line-break/>Step 3/12 [28185788425]: Waiting for ping response from SPA.<text:line-break/>Waiting for 128.221.252.200 to respond...done (2 secs)<text:line-break/>Step 4/12 [28185788427]: Waiting for CLARiiON software to start on SPA.<text:line-break/>Waiting for CLARiiON software to start on SPA...done (61 secs)<text:line-break/>Waiting until SPB sees 128.221.252.200 in the domain...done (4 secs)<text:line-break/>Step 5/12 [28185788429]: Updating NAS database with SPA IP address.<text:line-break/>Adding rules to allow outbound traffic from SPB<text:line-break/>Updating SYMAPI database with new CLARiiON IP addresses...done (33 secs)<text:line-break/>Step 6/12 [28185788433]: Removing Proxy ARP for SPA on Control Station<text:line-break/>Removing host specific route for SPA<text:line-break/>Removing rules that allow outbound traffic from SPA<text:line-break/>Removing ARP entry for SPA<text:line-break/>Updating /etc/hosts entry for SPA<text:line-break/>Step 7/12 [28185788418]: Changing SPB IP address.<text:line-break/>Changing SPB IP from 10.241.168.207 to 128.221.253.201 (subnetmask 255.255.255.0, gateway 128.221.253.104)<text:line-break/>Step 8/12 [28185788422]: Waiting for SPB to restart.<text:line-break/>Waiting for SPB to go down.....done (18 secs)<text:line-break/>Step 9/12 [28185788426]: Waiting for ping response from SPB.<text:line-break/>Waiting for 128.221.253.201 to respond.....done (14 secs)<text:line-break/>Step 10/12 [28185788428]: Waiting for CLARiiON software to start on SPB.<text:line-break/>Waiting for CLARiiON software to start on SPB...done (37 secs)<text:line-break/>Waiting until SPA sees 128.221.253.201 in the domain...done (2 secs)<text:line-break/></text:span><text:soft-page-break/><text:span text:style-name="T13">Step 11/12 [28185788430]: Updating NAS database with SPB IP address.<text:line-break/>Updating SYMAPI database with new CLARiiON IP addresses...done (20 secs)<text:line-break/>Step 12/12 [28185788434]: Removing Proxy ARP for SPB on Control Station<text:line-break/>Removing host specific route for SPB<text:line-break/>Removing rules that allow outbound traffic from SPB<text:line-break/>Removing ARP entry for SPB<text:line-break/>Updating /etc/hosts entry for SPB<text:line-break/>FINISH: Operation took a total time of 4 minutes 35 seconds to complete.</text:span><text:span text:style-name="T5"><text:line-break/>  </text:span></text:p>
                          </text:list-item>
                          <text:list-item>
                            <text:p text:style-name="P10"><text:span text:style-name="T5">Check to determine if the S95cable_check file is still in the /etc/rc3.d directory.  Depending on how far the VIA initialization process progressed, the file may or may not be present.  This script is required in order to successfully run the VIA initialization tool.<text:line-break/><text:line-break/># cd /etc/rc3.d<text:line-break/># ls -la S95cable_check<text:line-break/>  </text:span></text:p>
                          </text:list-item>
                          <text:list-item>
                            <text:p text:style-name="P11"><text:span text:style-name="T5">If the /etc/rc3.d/S95cable_check script is missing, and you do not have a backup copy, you can locate and copy the file from the VNX OE for File Classic or Express Installation media that matches the version of the system that you are using.  The following steps illustrate how to retrieve the S95cable_check file from a loop mounted ISO image file from Classic Installation media (Option 1), or from the Express Install media (Option 2):<text:line-break/><text:line-break/>a)  </text:span><text:span text:style-name="T6"># mkdir /celerra/dvdiso  /celerra/upgrade</text:span><text:span text:style-name="T6"><text:line-break/><text:line-break/></text:span><text:span text:style-name="T5">b)  </text:span><text:span text:style-name="T6"># mount /dev/hda10  /celerra/dvdiso</text:span><text:span text:style-name="T6"><text:line-break/><text:line-break/></text:span><text:span text:style-name="T5">c)  Use FTP or WinSCP to transfer the ISO media file &lt;.iso&gt; to the /celerra/dvdiso directory on the Control Station<text:line-break/>Note:  Make sure that you transfer the file using binary mode<text:line-break/><text:line-break/></text:span><text:span text:style-name="T7">Option 1:  Copying the S95cable_check script from classic installation media</text:span><text:span text:style-name="T6">:  7.0.12.0_image_DVD.iso</text:span><text:span text:style-name="T6"><text:line-break/></text:span><text:span text:style-name="T5"><text:line-break/>(1)  Loop mount the .iso image:<text:line-break/><text:line-break/>    </text:span><text:span text:style-name="T6"># mount -t iso9660 -r -o loop /celerra/dvdiso/7.0.12.0_image_DVD.iso  /celerra/upgrade</text:span><text:span text:style-name="T6"><text:line-break/><text:line-break/></text:span><text:span text:style-name="T5">(2) Change to the correct directory on the mounted ISO file and copy the S95cable_check file to /etc/rc3.d:<text:line-break/><text:line-break/>    </text:span><text:span text:style-name="T6"># cd /celerra/upgrade/EMC/nas</text:span><text:span text:style-name="T6"><text:line-break/></text:span><text:span text:style-name="T6">    # cp S95cable_check /etc/rc3.d</text:span><text:span text:style-name="T6"><text:line-break/></text:span><text:span text:style-name="T6">    # chmod 755 /etc/rc3.d/S95cable_check</text:span><text:span text:style-name="T6"><text:line-break/></text:span><text:span text:style-name="T5"><text:line-break/></text:span><text:span text:style-name="T7">Option 2:  Copying from the Express Installation Media:</text:span><text:span text:style-name="T5">  EI_DVD_7.0.12.0.iso<text:line-break/> <text:line-break/>(1)  Loop mount the .iso image<text:line-break/><text:line-break/>(2)  cd /celerra/upgrade/tools<text:line-break/><text:line-break/>(3)  Copy the S95nas_tools.tar.gz file to /home/nasadmin, unzip/untar the contents, copy the file to /etc/rc3.d, then chmod the file to make it executable:<text:line-break/><text:line-break/></text:span><text:span text:style-name="T6"># tar -zxvf S95nas_tools.tar.gz</text:span><text:span text:style-name="T6"><text:line-break/></text:span><text:span text:style-name="T6"># cp S95cable_check /etc/rc3.d</text:span><text:span text:style-name="T6"><text:line-break/></text:span><text:span text:style-name="T6"># chmod 755 S95cable_check</text:span></text:p>
                          </text:list-item>
                          <text:list-item>
                            <text:p text:style-name="P10"><text:span text:style-name="T5">Remove any temporary factory and .factory_* files from the /tmp directory:<text:line-break/></text:span><text:span text:style-name="T6"><text:line-break/></text:span><text:span text:style-name="T6"># rm -rf  /tmp/.factory*</text:span><text:span text:style-name="T6"><text:line-break/></text:span><text:span text:style-name="T6"># fm -rf /tmp/factory*</text:span><text:span text:style-name="T6"><text:line-break/></text:span><text:soft-page-break/><text:span text:style-name="T5"><text:line-break/>Example files:<text:line-break/><text:line-break/></text:span><text:span text:style-name="T13">-rw-r--r--  1 root   root   17 Feb  7 18:01 .factory_check_model<text:line-break/>-rw-r--r--  1 root   root    0 Feb  7 18:02 .factory_check_successful<text:line-break/></text:span><text:span text:style-name="T5">  </text:span></text:p>
                          </text:list-item>
                          <text:list-item>
                            <text:p text:style-name="P11"><text:span text:style-name="T5">Delete the Control Station's External IP address configuration file, but save a copy first:<text:line-break/><text:line-break/></text:span><text:span text:style-name="T6"># cd /etc/sysconfig/network-scripts</text:span><text:span text:style-name="T6"><text:line-break/></text:span><text:span text:style-name="T6"># cp -ip ifcfg-eth3 /home/nasadmin</text:span><text:span text:style-name="T6"><text:line-break/></text:span><text:span text:style-name="T6"># rm -f ifcfg-eth3</text:span><text:span text:style-name="T6"><text:line-break/></text:span><text:span text:style-name="T5">Note:  If doing the VIA reset from a dual CS configuration, back to a single CS setup, you need to remove the following files so that the VIA will not think that there is a CS1.<text:line-break/></text:span><text:span text:style-name="T6"># rm /nasmcd/.ipmi_arp_entry</text:span><text:span text:style-name="T6"><text:line-break/></text:span><text:span text:style-name="T6"># rm /nasmcd/.csheartbeat</text:span></text:p>
                          </text:list-item>
                          <text:list-item>
                            <text:p text:style-name="P10"><text:span text:style-name="T5">Using the </text:span><text:span text:style-name="T6">vi</text:span><text:span text:style-name="T5"> editor, edit the /etc/hosts file and remove the line with Hostname and IP address for the Primary Control Station (CS0):<text:line-break/><text:line-break/></text:span><text:span text:style-name="T6"># vi  /etc/hosts</text:span><text:span text:style-name="T6"><text:line-break/></text:span><text:span text:style-name="T6">10.241.168.204  c250.w2k.pvt.dns        c250</text:span><text:span text:style-name="T5">   --&gt;Example entry to remove using </text:span><text:span text:style-name="T6">dd</text:span><text:span text:style-name="T6"><text:line-break/></text:span><text:span text:style-name="T6">Note:</text:span><text:span text:style-name="T5">  If CS1 was configured, removed the entry for CS1 as well<text:line-break/>  </text:span></text:p>
                          </text:list-item>
                          <text:list-item>
                            <text:p text:style-name="P8"><text:span text:style-name="T10">For Dual Control Station environments, perform these additional steps before continuing with Step 9 to reboot CS0.  For Single Control Station systems, proceed with Step 9:<text:line-break/><text:line-break/>a)  From CS0, open an SSH session to CS1 using Putty, to 128.221.252.101, then login with the Root user password<text:line-break/><text:line-break/></text:span><text:span text:style-name="T11"># ssh 128.221.252.101<text:line-break/></text:span><text:a xlink:type="simple" xlink:href="mailto:root@128.221.252.101%252525252527s"><text:span text:style-name="T19">root@128.221.252.101's</text:span></text:a><text:span text:style-name="T10"> password:<text:line-break/>[root@c5700cs1 ~]#<text:line-break/><text:line-break/>b)  Stop NAS services on CS1:<text:line-break/><text:line-break/></text:span><text:span text:style-name="T11"> # /sbin/service  nas stop<text:line-break/><text:line-break/></text:span><text:span text:style-name="T10">c)  Exit from the ssh session on CS1, then stop NAS services on CS0:<text:line-break/><text:line-break/> </text:span><text:span text:style-name="T11">#/sbin/service  nas stop<text:line-break/><text:line-break/></text:span><text:span text:style-name="T10">d)  Establish a serial connection to CS1, then create a serial putty session and login as nasadmin, then su to root, and perform the following steps on CS1:<text:line-break/>     1.  Copy S95cable_check script to /etc/rc3.d<text:line-break/>     2.  Remove CS1’s Hostname &amp; IP Address entry from /etc/hosts<text:line-break/>     3.  Remove CS1’s /etc/sysconfig/network-scripts/ifcfg-eth3 file for the external interface<text:line-break/>     4.  Reboot CS1, and verify the following message via serial console connection:<text:line-break/>     Waiting for VNX Installation Assistant to continue....<text:line-break/><text:line-break/>  </text:span></text:p>
                          </text:list-item>
                          <text:list-item>
                            <text:p text:style-name="P10"><text:span text:style-name="T5">From a serial connection to CS0, reboot CS0, then wait for the following message to display on the Control Station console before continuing:<text:line-break/><text:line-break/></text:span><text:span text:style-name="T13">Starting cable_check:  This is an VNX5500 system waiting to be configured by Celerra Startup Assistant (CSA). Use CSA to verify that the system has been cabled properly. Once the check is complete, CSA will instruct the Cable Check Utility to continue and NAS services will be started and a login prompt provided.<text:line-break/></text:span><text:soft-page-break/><text:span text:style-name="T13"><text:line-break/>If you want to break out from this and login to the Control Station (you must really know what you are doing) press "L".<text:line-break/><text:line-break/>Waiting for Celerra Startup Assistant (CSA), to continue............<text:line-break/></text:span><text:span text:style-name="T5">  </text:span></text:p>
                          </text:list-item>
                          <text:list-item>
                            <text:p text:style-name="P10"><text:span text:style-name="T5">Launch the VNX Installation Assistant (VIA) application and begin the initialization process for the VNX for File/Unified system. </text:span></text:p>
                          </text:list-item>
                        </text:list>
                      </table:table-cell>
                      <table:covered-table-cell/>
                    </table:table-row>
                    <table:table-row table:style-name="Table2.2">
                      <table:table-cell table:style-name="Table2.A1" office:value-type="string">
                        <text:p text:style-name="P6"><text:span text:style-name="T5">Notes: </text:span></text:p>
                      </table:table-cell>
                      <table:table-cell table:style-name="Table2.C1" table:number-columns-spanned="2" office:value-type="string">
                        <text:p text:style-name="P6"><text:span text:style-name="T5">The VNX Installation Assistant (VIA) was formerly referred to as the Celerra Startup Assistant (CSA).  You can obtain File OE code from Powerlink &gt; Navigator &gt; EMC Services Partner Web &gt; VNX &amp; VNXe or from the NGOE &gt; Support by Products &gt; VNX &gt; Downloads site.</text:span></text:p>
                      </table:table-cell>
                      <table:covered-table-cell/>
                    </table:table-row>
                  </table:table>
                  <text:p text:style-name="P5"/>
                </table:table-cell>
                <table:table-cell table:style-name="Table3.A1" table:number-columns-spanned="2" office:value-type="string">
                  <text:p text:style-name="P5"/>
                </table:table-cell>
                <table:covered-table-cell/>
              </table:table-row>
              <table:table-row table:style-name="Table3.3">
                <table:table-cell table:style-name="Table3.A1" office:value-type="string">
                  <text:p text:style-name="P4"/>
                </table:table-cell>
                <table:table-cell table:style-name="Table3.A1" table:number-columns-spanned="2" office:value-type="string">
                  <text:p text:style-name="P4"/>
                </table:table-cell>
                <table:covered-table-cell/>
                <table:table-cell table:style-name="Table3.A1" office:value-type="string">
                  <text:p text:style-name="P4"/>
                </table:table-cell>
              </table:table-row>
            </table:table>
            <text:p text:style-name="P3"/>
          </table:table-cell>
          <table:covered-table-cell/>
        </table:table-row>
      </table:table>
      <text:p text:style-name="Standard"><draw:frame draw:style-name="fr1" text:anchor-type="as-char" svg:width="0.527cm" svg:height="0.041cm" draw:z-index="1"><draw:image xlink:href="Pictures/10000200000000010000000125C9DC80.gif"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style style:name="Balloon_20_Text" style:display-name="Balloon Text" style:family="paragraph" style:parent-style-name="Standard"/>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ahoma" fo:language="zxx" fo:country="none" style:text-underline-style="solid" style:text-underline-width="auto" style:text-underline-color="font-color" style:language-asian="zxx" style:country-asian="none" style:font-name-complex="Tahoma1"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C</meta:initial-creator>
    <dc:creator>a d</dc:creator>
    <meta:editing-cycles>2</meta:editing-cycles>
    <meta:creation-date>2012-03-22T20:25:00</meta:creation-date>
    <dc:date>2013-03-11T12:06:45.71</dc:date>
    <meta:editing-duration>PT00H00M01S</meta:editing-duration>
    <meta:generator>OpenOffice.org/3.2$Win32 OpenOffice.org_project/320m18$Build-9502</meta:generator>
    <meta:document-statistic meta:table-count="4" meta:image-count="1" meta:object-count="0" meta:page-count="6" meta:paragraph-count="53" meta:word-count="1667" meta:character-count="11126"/>
    <meta:template xlink:type="simple" xlink:actuate="onRequest" xlink:title="Normal.dotm" xlink:href=""/>
  </office:meta>
</office:document-meta>
</file>